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4d1" officeooo:paragraph-rsid="0019d4d1"/>
    </style:style>
    <style:style style:name="P2" style:family="paragraph" style:parent-style-name="Title">
      <style:text-properties officeooo:rsid="0022411a" officeooo:paragraph-rsid="0022411a"/>
    </style:style>
    <style:style style:name="P3" style:family="paragraph" style:parent-style-name="Text_20_body">
      <style:text-properties officeooo:paragraph-rsid="002347ba"/>
    </style:style>
    <style:style style:name="P4" style:family="paragraph" style:parent-style-name="Text_20_body" style:list-style-name="L1">
      <style:text-properties officeooo:rsid="002347ba" officeooo:paragraph-rsid="002347ba"/>
    </style:style>
    <style:style style:name="P5" style:family="paragraph" style:parent-style-name="Text_20_body">
      <style:text-properties officeooo:rsid="002347ba" officeooo:paragraph-rsid="002347ba"/>
    </style:style>
    <style:style style:name="P6" style:family="paragraph" style:parent-style-name="Text_20_body">
      <style:text-properties officeooo:rsid="0024727b" officeooo:paragraph-rsid="0024727b"/>
    </style:style>
    <style:style style:name="T1" style:family="text">
      <style:text-properties officeooo:rsid="001e5b85"/>
    </style:style>
    <style:style style:name="T2" style:family="text">
      <style:text-properties officeooo:rsid="002347ba"/>
    </style:style>
    <style:style style:name="T3" style:family="text">
      <style:text-properties officeooo:rsid="0024727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mper</text:p>
      <text:p text:style-name="P1"/>
      <text:p text:style-name="P3"><text:span text:style-name="T2">LegoLand needs a new dump truck. The dump truck only needs to move forward and backward. It also needs to tip it load at the dump using the following automatic sequence:</text:span></text:p>
      <text:list xml:id="list2142639018" text:style-name="L1">
        <text:list-item>
          <text:p text:style-name="P4">arrive with a load of <text:span text:style-name="T3">blocks</text:span></text:p>
        </text:list-item>
        <text:list-item>
          <text:p text:style-name="P4">backup to the pile</text:p>
        </text:list-item>
        <text:list-item>
          <text:p text:style-name="P4">tip the load off of the truck</text:p>
        </text:list-item>
        <text:list-item>
          <text:p text:style-name="P4">tip the truck bed back level</text:p>
        </text:list-item>
        <text:list-item>
          <text:p text:style-name="P4">drive away from the pile.</text:p>
        </text:list-item>
      </text:list>
      <text:p text:style-name="P5">Can you devise a truck and control software for LegoLand?</text:p>
      <text:p text:style-name="P6">A low truck is better than a high truck.</text:p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4:16.082353121</meta:creation-date>
    <dc:date>2023-04-12T14:30:41.524526715</dc:date>
    <meta:editing-duration>P14DT21H51M9S</meta:editing-duration>
    <meta:editing-cycles>10</meta:editing-cycles>
    <meta:generator>LibreOffice/7.3.7.2$Linux_X86_64 LibreOffice_project/30$Build-2</meta:generator>
    <meta:print-date>2023-04-05T14:17:48.392267800</meta:print-date>
    <meta:document-statistic meta:table-count="0" meta:image-count="0" meta:object-count="0" meta:page-count="1" meta:paragraph-count="9" meta:word-count="84" meta:character-count="405" meta:non-whitespace-character-count="335"/>
  </office:meta>
</office:document-meta>
</file>